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8.75770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404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9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tep</text:p>
          </table:table-cell>
          <table:table-cell office:value-type="string" table:style-name="ce1">
            <text:p>Test Instruction</text:p>
          </table:table-cell>
          <table:table-cell office:value-type="string" table:style-name="ce1">
            <text:p>Expected Result</text:p>
          </table:table-cell>
          <table:table-cell office:value-type="string" table:style-name="ce1">
            <text:p>Actual Result</text:p>
          </table:table-cell>
          <table:table-cell office:value-type="string" table:style-name="ce1">
            <text:p>Pass/Fail</text:p>
          </table:table-cell>
          <table:table-cell office:value-type="string" table:style-name="ce1">
            <text:p>Initial Dat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Comment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den 750 containers.</text:p>
          </table:table-cell>
          <table:table-cell office:value-type="string" table:style-name="ce1">
            <text:p>Snel geladen. &gt; 100fps</text:p>
          </table:table-cell>
          <table:table-cell office:value-type="string" table:style-name="ce1">
            <text:p>&lt; 2s Geladen. 40-50 fps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den 7500 containers.</text:p>
          </table:table-cell>
          <table:table-cell office:value-type="string" table:style-name="ce1">
            <text:p>Laden duurt langer &gt;60fps</text:p>
          </table:table-cell>
          <table:table-cell office:value-type="string" table:style-name="ce1">
            <text:p>&lt; 10s Geladen. ~6 fps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den 75000 containers.</text:p>
          </table:table-cell>
          <table:table-cell office:value-type="string" table:style-name="ce1">
            <text:p>Laden duurt even. ~30fps</text:p>
          </table:table-cell>
          <table:table-cell office:value-type="string" table:style-name="ce1">
            <text:p>Laden voltooit niet. OutofMemoryError</text:p>
          </table:table-cell>
          <table:table-cell office:value-type="string" table:style-name="ce1">
            <text:p>Fail</text:p>
          </table:table-cell>
          <table:table-cell office:value-type="date" office:date-value="2015-11-26T00:00:00" table:style-name="ce2">
            <text:p>26-11-15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Jmonkey moet geoptimalizeerd worden.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ring sturen naar Simulator.</text:p>
          </table:table-cell>
          <table:table-cell office:value-type="string" table:style-name="ce1">
            <text:p>Sim ontvangt String in console.</text:p>
          </table:table-cell>
          <table:table-cell office:value-type="string" table:style-name="ce1">
            <text:p>Sim ontvangt de strings, crashed niet bij /n</text:p>
          </table:table-cell>
          <table:table-cell office:value-type="string" table:style-name="ce1">
            <text:p>Pass</text:p>
          </table:table-cell>
          <table:table-cell office:value-type="date" office:date-value="2015-11-26T00:00:00" table:style-name="ce2">
            <text:p>26-11-15</text:p>
          </table:table-cell>
          <table:table-cell table:style-name="ce1"/>
          <table:table-cell office:value-type="string" table:style-name="ce1">
            <text:p>Moet nog verder gestest worden met JSON.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mulator disconnect from server</text:p>
          </table:table-cell>
          <table:table-cell office:value-type="string" table:style-name="ce1">
            <text:p>Server blijft draaien</text:p>
          </table:table-cell>
          <table:table-cell office:value-type="string" table:style-name="ce1">
            <text:p>Server responses: Sim disconnected</text:p>
          </table:table-cell>
          <table:table-cell office:value-type="string" table:style-name="ce1">
            <text:p>Pass</text:p>
          </table:table-cell>
          <table:table-cell office:value-type="date" office:date-value="2015-11-26T00:00:00" table:style-name="ce2">
            <text:p>26-11-15</text:p>
          </table:table-cell>
          <table:table-cell table:style-name="ce1"/>
          <table:table-cell office:value-type="string" table:style-name="ce1">
            <text:p>Autoreconnect moet nog gemaakt worden.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erver disconnect</text:p>
          </table:table-cell>
          <table:table-cell office:value-type="string" table:style-name="ce1">
            <text:p>Simulator crashed niet.</text:p>
          </table:table-cell>
          <table:table-cell office:value-type="string" table:style-name="ce1">
            <text:p>Jmonkey blijft draaien</text:p>
          </table:table-cell>
          <table:table-cell office:value-type="string" table:style-name="ce1">
            <text:p>Pass</text:p>
          </table:table-cell>
          <table:table-cell office:value-type="date" office:date-value="2015-11-27T00:00:00" table:style-name="ce2">
            <text:p>27-11-1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Xml inladen in geheugen.</text:p>
          </table:table-cell>
          <table:table-cell office:value-type="string" table:style-name="ce1">
            <text:p>Genoeg geheugen beschickbaar</text:p>
          </table:table-cell>
          <table:table-cell office:value-type="string" table:style-name="ce1">
            <text:p>Rond 600 MB wordt gebruikt</text:p>
          </table:table-cell>
          <table:table-cell office:value-type="string" table:style-name="ce1">
            <text:p>Pass</text:p>
          </table:table-cell>
          <table:table-cell office:value-type="date" office:date-value="2015-11-23T00:00:00" table:style-name="ce2">
            <text:p>23-11-15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ortste pad algoritme uitvoeren.</text:p>
          </table:table-cell>
          <table:table-cell office:value-type="string" table:style-name="ce1">
            <text:p>Vindt kortste pad.</text:p>
          </table:table-cell>
          <table:table-cell table:style-name="ce1"/>
          <table:table-cell office:value-type="string" table:style-name="ce1">
            <text:p>Pass</text:p>
          </table:table-cell>
          <table:table-cell office:value-type="date" office:date-value="2015-11-27T00:00:00" table:style-name="ce2">
            <text:p>27-11-15</text:p>
          </table:table-cell>
          <table:table-cell table:style-name="ce1"/>
          <table:table-cell office:value-type="string" table:style-name="ce1">
            <text:p>Moet geimplementeerd worden in de server.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Xml inladen naar database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Xml vervuilen, door 1 hele tag te verwijderen</text:p>
          </table:table-cell>
          <table:table-cell office:value-type="string" table:style-name="ce1">
            <text:p>xml werkt wel, maar komt niet in DB</text:p>
          </table:table-cell>
          <table:table-cell office:value-type="string" table:style-name="ce1">
            <text:p>segmentation fault, programma crashed</text:p>
          </table:table-cell>
          <table:table-cell office:value-type="string" table:style-name="ce1">
            <text:p>fail</text:p>
          </table:table-cell>
          <table:table-cell office:value-type="date" office:date-value="2015-12-03T00:00:00" table:style-name="ce2">
            <text:p>03-12-15</text:p>
          </table:table-cell>
          <table:table-cell office:value-type="string" table:style-name="ce1">
            <text:p>medium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3">
            <text:p>Xml vervuilen, door tags te corrupten en onlogische data tussen tags</text:p>
          </table:table-cell>
          <table:table-cell office:value-type="string" table:style-name="ce1">
            <text:p>xml werkt, en komt niet in DB</text:p>
          </table:table-cell>
          <table:table-cell office:value-type="string" table:style-name="ce3">
            <text:p>programma blijft draaien en xml komt niet in DB</text:p>
          </table:table-cell>
          <table:table-cell office:value-type="string" table:style-name="ce1">
            <text:p>Pass</text:p>
          </table:table-cell>
          <table:table-cell office:value-type="date" office:date-value="2015-12-17T00:00:00" table:style-name="ce2">
            <text:p>17-12-15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nlogische aankomst/vertrek data in xml</text:p>
          </table:table-cell>
          <table:table-cell office:value-type="string" table:style-name="ce1">
            <text:p>data komt niet in DB</text:p>
          </table:table-cell>
          <table:table-cell office:value-type="string" table:style-name="ce1">
            <text:p>server blijft werken, data niet in DB</text:p>
          </table:table-cell>
          <table:table-cell office:value-type="string" table:style-name="ce1">
            <text:p>Pass</text:p>
          </table:table-cell>
          <table:table-cell office:value-type="date" office:date-value="2016-01-04T00:00:00" table:style-name="ce2">
            <text:p>04-01-16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d meesturen aan agv. Kijken of deze op</text:p>
          </table:table-cell>
          <table:table-cell office:value-type="string" table:style-name="ce1">
            <text:p>Agv komt correct aan.</text:p>
          </table:table-cell>
          <table:table-cell office:value-type="string" table:style-name="ce1">
            <text:p>De rotatie is niet helemaal goed</text:p>
          </table:table-cell>
          <table:table-cell office:value-type="string" table:style-name="ce1">
            <text:p>Fail</text:p>
          </table:table-cell>
          <table:table-cell office:value-type="date" office:date-value="2016-01-18T00:00:00" table:style-name="ce4">
            <text:p>18-01-16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Fixed door op het eind de juiste rotatie nog eens te sette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e juiste manier aankomt met goed rotatie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est 13 alleen dan op hogere snelheid.</text:p>
          </table:table-cell>
          <table:table-cell office:value-type="string" table:style-name="ce1">
            <text:p>Agv komt correct aan.</text:p>
          </table:table-cell>
          <table:table-cell office:value-type="string" table:style-name="ce1">
            <text:p>Agv komt niet correct aan, rotatie is wel goed</text:p>
          </table:table-cell>
          <table:table-cell office:value-type="string" table:style-name="ce1">
            <text:p>Fail</text:p>
          </table:table-cell>
          <table:table-cell office:value-type="date" office:date-value="2016-01-18T00:00:00" table:style-name="ce4">
            <text:p>18-01-16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Fixed door op het eind de eind locatie nog eens te setten</text:p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laas</meta:initial-creator>
    <dc:creator>Klaas</dc:creator>
    <meta:creation-date>2015-11-27T13:35:44Z</meta:creation-date>
    <dc:date>2016-02-05T12:21:57Z</dc:date>
    <meta:editing-cycles>2</meta:editing-cycles>
    <meta:editing-duration>PT910S</meta:editing-duration>
  </office:meta>
</office:document-meta>
</file>